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9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3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7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4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7a5b5b" style:font-name-complex="Arial2"/>
    </style:style>
    <style:style style:name="P35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1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2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3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47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48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49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0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1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52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53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54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55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57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0" style:family="paragraph" style:parent-style-name="Standard">
      <style:paragraph-properties fo:text-align="center" style:justify-single-word="false"/>
      <style:text-properties officeooo:paragraph-rsid="001f30e1"/>
    </style:style>
    <style:style style:name="P61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64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6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9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0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79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8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81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82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1471e" style:font-name-complex="Arial1"/>
    </style:style>
    <style:style style:name="P8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2d99e" style:font-name-complex="Arial1"/>
    </style:style>
    <style:style style:name="P8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4d329" style:font-name-complex="Arial1"/>
    </style:style>
    <style:style style:name="P8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86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8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8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4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9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9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4d329" fo:background-color="#ffff00" style:font-size-asian="10pt" style:font-weight-asian="bold" style:font-name-complex="Arial1" style:font-size-complex="10pt" style:font-weight-complex="bold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fa850" style:font-size-asian="12pt" style:font-weight-asian="normal" style:font-name-complex="Lucida Sans" style:font-size-complex="12pt" style:font-weight-complex="normal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style:font-name="Arial1" officeooo:paragraph-rsid="007f0646" style:font-name-complex="Lucida Sans"/>
    </style:style>
    <style:style style:name="P10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06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07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0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0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1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2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3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4" style:family="paragraph" style:parent-style-name="Standard">
      <style:paragraph-properties fo:line-height="150%" fo:text-align="end" style:justify-single-word="false" fo:break-before="page"/>
      <style:text-properties officeooo:paragraph-rsid="0085de57"/>
    </style:style>
    <style:style style:name="P115" style:family="paragraph" style:parent-style-name="Standard">
      <style:paragraph-properties fo:line-height="150%" fo:text-align="end" style:justify-single-word="false" fo:break-before="page"/>
      <style:text-properties officeooo:paragraph-rsid="008fa850"/>
    </style:style>
    <style:style style:name="P1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23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124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125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126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7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8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9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3" style:family="text">
      <style:text-properties style:font-name="Arial" fo:background-color="transparent" loext:char-shading-value="0" style:font-name-complex="Arial2"/>
    </style:style>
    <style:style style:name="T4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6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7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size-complex="12pt" style:font-weight-complex="normal"/>
    </style:style>
    <style:style style:name="T9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rial1" style:font-name-complex="Arial1"/>
    </style:style>
    <style:style style:name="T12" style:family="text">
      <style:text-properties style:font-name="Arial1" fo:font-weight="bold" style:font-weight-asian="bold" style:font-name-complex="Arial1"/>
    </style:style>
    <style:style style:name="T13" style:family="text">
      <style:text-properties style:font-name="Arial1" fo:font-weight="bold" officeooo:rsid="0094d329" style:font-weight-asian="bold" style:font-name-complex="Arial1" style:font-weight-complex="bold"/>
    </style:style>
    <style:style style:name="T14" style:family="text">
      <style:text-properties officeooo:rsid="0083ea84"/>
    </style:style>
    <style:style style:name="T15" style:family="text">
      <style:text-properties officeooo:rsid="009938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6"><text:placeholder text:placeholder-type="text">&lt;if test="o.type_id.code == '1'"&gt;</text:placeholder></text:p>
      <text:p text:style-name="P60"/>
      <text:p text:style-name="P46"><text:span text:style-name="T1">Rosario, <text:s text:c="4"/></text:span><text:span text:style-name="T4"><text:placeholder text:placeholder-type="text">&lt;formatLang(o.date, date=True)&gt;</text:placeholder></text:span><text:span text:style-name="T1">-</text:span></text:p>
      <text:p text:style-name="P33">Sra.</text:p>
      <text:p text:style-name="P33">Presidenta del </text:p>
      <text:p text:style-name="P33">Concejo Municipal de Rosario</text:p>
      <text:p text:style-name="P34">Conc. Daniela León<text:tab/></text:p>
      <text:p text:style-name="P105">Presente</text:p>
      <text:p text:style-name="P41"/>
      <text:p text:style-name="P41">De mi mayor consideración:</text:p>
      <text:p text:style-name="P33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EXPEDIENTE PARLAMENTARIO N° / RESOLUCIÓN OTORGANTE</text:p>
          </table:table-cell>
          <table:table-cell table:style-name="Tabla1.B1" office:value-type="string">
            <text:p text:style-name="P65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7">EXPEDIENTE ADMINISTRATIVO N°</text:p>
          </table:table-cell>
          <table:table-cell table:style-name="Tabla1.B2" office:value-type="string">
            <text:p text:style-name="P108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7">BENEFICIARIO</text:p>
          </table:table-cell>
          <table:table-cell table:style-name="Tabla1.B2" office:value-type="string">
            <text:p text:style-name="P23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7">DESTINO DEL SUBSIDIO</text:p>
          </table:table-cell>
          <table:table-cell table:style-name="Tabla1.B2" office:value-type="string">
            <text:p text:style-name="P23"><text:span text:style-name="T9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7">FECHA DEL CARGO</text:p>
          </table:table-cell>
          <table:table-cell table:style-name="Tabla1.B2" office:value-type="string">
            <text:p text:style-name="P71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7">FECHA VENCIMIENTO RENDICIÓN </text:p>
          </table:table-cell>
          <table:table-cell table:style-name="Tabla1.B2" office:value-type="string">
            <text:p text:style-name="P71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7">IMPORTE</text:p>
          </table:table-cell>
          <table:table-cell table:style-name="Tabla1.B2" office:value-type="string">
            <text:p text:style-name="P88"><text:span text:style-name="T15">$ </text:span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33"/>
      <text:p text:style-name="P33">Al respecto le comunico que, conforme puede apreciarse según documentación adjunta y motivos expuestos, el responsable solicita reasignar los recursos con el siguiente destino:</text:p>
      <text:p text:style-name="P33">Destino original asignado:</text:p>
      <text:p text:style-name="P61"><text:placeholder text:placeholder-type="text">&lt;o.subsidy_id.destination&gt;</text:placeholder></text:p>
      <text:p text:style-name="P44"/>
      <text:p text:style-name="P33">Destino dado:</text:p>
      <text:p text:style-name="P63"/>
      <text:p text:style-name="P125"/>
      <text:p text:style-name="P51"><text:span text:style-name="T1">Por lo expuesto de considerarlo oportuno debería precederse a aprobar por parte de esa Presidencia (con acuerdo de la Comisión Parlamentaria) lo peticionado (</text:span><text:span text:style-name="T3">Resolución del </text:span><text:soft-page-break/><text:span text:style-name="T3">14/04/11- Expte. N° 186.691/11- Apartado 3 ) .</text:span></text:p>
      <text:p text:style-name="P33">Sin otro motivo en particular lo saluda atte. </text:p>
      <text:p text:style-name="P33"/>
      <text:p text:style-name="P33"/>
      <text:p text:style-name="P53"><text:span text:style-name="T1">Esta Presidencia con acuerdo de la Comisión de Labor Parlamentaria aprueba el cambio del destino del subsidio dado por </text:span><text:span text:style-name="T5"><text:placeholder text:placeholder-type="text">&lt;o.subsidy_id.partner_id.name&gt;</text:placeholder></text:span><text:span text:style-name="T2"> </text:span><text:span text:style-name="T1">conforme se indica a continuación: </text:span></text:p>
      <text:p text:style-name="P33">Destino original asignado:</text:p>
      <text:p text:style-name="P44"/>
      <text:p text:style-name="P62"><text:placeholder text:placeholder-type="text">&lt;o.subsidy_id.destination&gt;</text:placeholder></text:p>
      <text:p text:style-name="P44"/>
      <text:p text:style-name="P124">Destino dado:</text:p>
      <text:p text:style-name="P125"/>
      <text:p text:style-name="P125"/>
      <text:p text:style-name="P124"/>
      <text:p text:style-name="P33">Pasen las presentes a la Contaduría General a sus efectos.</text:p>
      <text:p text:style-name="P33"/>
      <text:p text:style-name="P42">ROSARIO,…………………………………………….</text:p>
      <text:p text:style-name="P31"/>
      <text:p text:style-name="P79"><text:placeholder text:placeholder-type="text">&lt;/if&gt;</text:placeholder></text:p>
      <text:p text:style-name="P103"><text:placeholder text:placeholder-type="text">&lt;if test="o.type_id.code == '2'"&gt;</text:placeholder></text:p>
      <text:p text:style-name="P64"/>
      <text:p text:style-name="P15"/>
      <text:p text:style-name="P8">ROSARIO, <text:s/><text:span text:style-name="T7"><text:placeholder text:placeholder-type="text">&lt;formatLang(o.date, date=True)&gt;</text:placeholder></text:span></text:p>
      <text:p text:style-name="P4">Sra.</text:p>
      <text:p text:style-name="P4">Presienta del </text:p>
      <text:p text:style-name="P4">Concejo Municipal de Rosario</text:p>
      <text:p text:style-name="P4">Conc. Daniela León</text:p>
      <text:p text:style-name="P81">Presente</text:p>
      <text:p text:style-name="P4"/>
      <text:p text:style-name="P4">De mi mayor consideración:</text:p>
      <text:p text:style-name="P4">Tengo el agrado de dirigirme a Ud. con relación al subsidio que ha otorgado el Concejo Municipal de Rosario conforme al siguiente detalle:</text:p>
      <text:p text:style-name="P4"/>
      <text:p text:style-name="P3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0">EXPEDIENTE PARLAMENTARIO N° / RESOLUCIÓN OTORGANTE</text:p>
          </table:table-cell>
          <table:table-cell table:style-name="Tabla4.B1" office:value-type="string">
            <text:p text:style-name="P68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0">EXPEDIENTE ADMINISTRATIVO N°</text:p>
          </table:table-cell>
          <table:table-cell table:style-name="Tabla4.B2" office:value-type="string">
            <text:p text:style-name="P111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0">BENEFICIARIO</text:p>
          </table:table-cell>
          <table:table-cell table:style-name="Tabla4.B2" office:value-type="string">
            <text:p text:style-name="P26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0">DESTINO DEL SUBSIDIO</text:p>
          </table:table-cell>
          <table:table-cell table:style-name="Tabla4.B2" office:value-type="string">
            <text:p text:style-name="P26"><text:span text:style-name="T9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0">FECHA DEL CARGO</text:p>
          </table:table-cell>
          <table:table-cell table:style-name="Tabla4.B2" office:value-type="string">
            <text:p text:style-name="P74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0">FECHA VENCIMIENTO RENDICIÓN </text:p>
          </table:table-cell>
          <table:table-cell table:style-name="Tabla4.B2" office:value-type="string">
            <text:p text:style-name="P74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0">IMPORTE</text:p>
          </table:table-cell>
          <table:table-cell table:style-name="Tabla4.B2" office:value-type="string">
            <text:p text:style-name="P91"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38"/>
      <text:p text:style-name="P38"/>
      <text:p text:style-name="P4"/>
      <text:p text:style-name="P57"><text:span text:style-name="T11">Esta Contaduría <text:s/>en fecha </text:span><text:span text:style-name="T4">……….</text:span><text:span text:style-name="T11"> ha procedido a efectuar el pertinente reclamo intimando a regularizar la situación dentro de los <text:s/>5 (cinco) días.</text:span></text:p>
      <text:p text:style-name="P4">Se deja constancia que conforme al registro del área contable a mi cargo no consta el ingreso de la aludida rendición por lo que correspondería derivar las presentes a la Dirección General de Asuntos Jurídicos del Departamento Ejecutivo Municipal al efecto de proceder sobre el particular de acuerdo a las normas vigentes.</text:p>
      <text:p text:style-name="P4"><text:soft-page-break/>Sin otro motivo lo saluda atentamente</text:p>
      <text:p text:style-name="P10"/>
      <text:p text:style-name="P10"/>
      <text:p text:style-name="P10"/>
      <text:p text:style-name="P10">NOTA: Se adjunta fotocopia de los antecedentes </text:p>
      <text:p text:style-name="P115"><text:span text:style-name="T11">ROSARIO, <text:s text:c="4"/></text:span><text:span text:style-name="T4"><text:placeholder text:placeholder-type="text">&lt;formatLang(o.date, date=True)&gt;</text:placeholder></text:span><text:span text:style-name="T11">.-</text:span></text:p>
      <text:p text:style-name="P9">Sra.</text:p>
      <text:p text:style-name="P9">Secretaria Administrativa del </text:p>
      <text:p text:style-name="P9">Concejo Municipal</text:p>
      <text:p text:style-name="P9">C.P.N. Dra. Silvia Rodríguez Soto</text:p>
      <text:p text:style-name="P86">Presente</text:p>
      <text:p text:style-name="P3"/>
      <text:p text:style-name="P3">De mi mayor consideración:</text:p>
      <text:p text:style-name="P55"><text:span text:style-name="T11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_id.name&gt;</text:placeholder></text:span></text:p>
      <text:p text:style-name="P3">Se eleva la presente para la toma de su conocimiento.</text:p>
      <text:p text:style-name="P29">Sin otro motivo en particular la saluda atte. </text:p>
      <text:p text:style-name="P16"/>
      <text:p text:style-name="P3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0">EXPEDIENTE PARLAMENTARIO N° / RESOLUCIÓN OTORGANTE</text:p>
          </table:table-cell>
          <table:table-cell table:style-name="Tabla5.B1" office:value-type="string">
            <text:p text:style-name="P68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0">EXPEDIENTE ADMINISTRATIVO N°</text:p>
          </table:table-cell>
          <table:table-cell table:style-name="Tabla5.B2" office:value-type="string">
            <text:p text:style-name="P111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0">BENEFICIARIO</text:p>
          </table:table-cell>
          <table:table-cell table:style-name="Tabla5.B2" office:value-type="string">
            <text:p text:style-name="P26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0">DESTINO DEL SUBSIDIO</text:p>
          </table:table-cell>
          <table:table-cell table:style-name="Tabla5.B2" office:value-type="string">
            <text:p text:style-name="P26"><text:span text:style-name="T9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0">FECHA DEL CARGO</text:p>
          </table:table-cell>
          <table:table-cell table:style-name="Tabla5.B2" office:value-type="string">
            <text:p text:style-name="P74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0">FECHA VENCIMIENTO RENDICIÓN </text:p>
          </table:table-cell>
          <table:table-cell table:style-name="Tabla5.B2" office:value-type="string">
            <text:p text:style-name="P74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0">IMPORTE</text:p>
          </table:table-cell>
          <table:table-cell table:style-name="Tabla5.B2" office:value-type="string">
            <text:p text:style-name="P91"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38"/>
      <text:p text:style-name="P32"/>
      <text:p text:style-name="P16"/>
      <text:p text:style-name="P80"><text:placeholder text:placeholder-type="text">&lt;/if&gt;</text:placeholder></text:p>
      <text:p text:style-name="P87"/>
      <text:p text:style-name="P119"><text:placeholder text:placeholder-type="text">&lt;if test="o.type_id.code == '3'"&gt;</text:placeholder></text:p>
      <text:p text:style-name="P117"/>
      <text:p text:style-name="P102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36">Sra.</text:p>
      <text:p text:style-name="P36">Presienta del </text:p>
      <text:p text:style-name="P36">Concejo Municipal de Rosario</text:p>
      <text:p text:style-name="P36">Conc. Daniela León</text:p>
      <text:p text:style-name="P106">Presente</text:p>
      <text:p text:style-name="P36">De mi mayor consideración:</text:p>
      <text:p text:style-name="P36">Tengo el agrado de dirigirme a Ud. con relación al subsidio que ha otorgado el Concejo Municipal de Rosario conforme al siguiente detalle:</text:p>
      <text:p text:style-name="P45"/>
      <text:p text:style-name="P3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EXPEDIENTE PARLAMENTARIO N° / RESOLUCIÓN OTORGANTE</text:p>
          </table:table-cell>
          <table:table-cell table:style-name="Tabla2.B1" office:value-type="string">
            <text:p text:style-name="P66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18">EXPEDIENTE ADMINISTRATIVO N°</text:p>
          </table:table-cell>
          <table:table-cell table:style-name="Tabla2.B2" office:value-type="string">
            <text:p text:style-name="P109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18">BENEFICIARIO</text:p>
          </table:table-cell>
          <table:table-cell table:style-name="Tabla2.B2" office:value-type="string">
            <text:p text:style-name="P24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18">DESTINO DEL SUBSIDIO</text:p>
          </table:table-cell>
          <table:table-cell table:style-name="Tabla2.B2" office:value-type="string">
            <text:p text:style-name="P24"><text:span text:style-name="T9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18">FECHA DEL CARGO</text:p>
          </table:table-cell>
          <table:table-cell table:style-name="Tabla2.B2" office:value-type="string">
            <text:p text:style-name="P72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18">FECHA VENCIMIENTO RENDICIÓN </text:p>
          </table:table-cell>
          <table:table-cell table:style-name="Tabla2.B2" office:value-type="string">
            <text:p text:style-name="P72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18">IMPORTE</text:p>
          </table:table-cell>
          <table:table-cell table:style-name="Tabla2.B2" office:value-type="string">
            <text:p text:style-name="P89"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45"/>
      <text:p text:style-name="P45"/>
      <text:p text:style-name="P36"><text:s/></text:p>
      <text:p text:style-name="P36">Esta Contaduría ha procedido el ………….. a informar a esa Superioridad que se encontraba pendiente de presentar a dicha fecha la totalidad de los comprobantes relativos al subsidio aludido.</text:p>
      <text:p text:style-name="P56"><text:span text:style-name="T1">Mediante la presente le comunicamos que el cuentadante ha dado cumplimiento el </text:span><text:span text:style-name="T6">…….</text:span><text:span text:style-name="T1"> con la presentación de la rendición requerida en su totalidad habiendo sido aprobada la misma mediante Disposición emitida por esta dependencia Nº <text:s/></text:span><text:span text:style-name="T6"><text:placeholder text:placeholder-type="text">&lt;', '.join(o.subsidy_id.rendition_ids.approval_arrangement_ids.mapped('number'))&gt;</text:placeholder></text:span><text:span text:style-name="T1">.</text:span></text:p>
      <text:p text:style-name="P36">Sin otro motivo en particular lo saluda atentamente. </text:p>
      <text:p text:style-name="P114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43"/>
      <text:p text:style-name="P43">Sra.</text:p>
      <text:p text:style-name="P43">Secretaria Administrativa del </text:p>
      <text:p text:style-name="P43">Concejo Municipal</text:p>
      <text:p text:style-name="P43">C.P.N. Dra. Silvia Rodríguez Soto</text:p>
      <text:p text:style-name="P107">Presente</text:p>
      <text:p text:style-name="P35"/>
      <text:p text:style-name="P35">De mi mayor consideración:</text:p>
      <text:p text:style-name="P54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_id.name&gt;</text:placeholder></text:span></text:p>
      <text:p text:style-name="P35">Se eleva la presente al solo <text:s/>efecto informativo para la toma de su conocimiento.</text:p>
      <text:p text:style-name="P99">Sin otro motivo en particular la saluda atte. </text:p>
      <text:p text:style-name="P3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9">EXPEDIENTE PARLAMENTARIO N° / RESOLUCIÓN OTORGANTE</text:p>
          </table:table-cell>
          <table:table-cell table:style-name="Tabla3.B1" office:value-type="string">
            <text:p text:style-name="P67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19">EXPEDIENTE ADMINISTRATIVO N°</text:p>
          </table:table-cell>
          <table:table-cell table:style-name="Tabla3.B2" office:value-type="string">
            <text:p text:style-name="P110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19">BENEFICIARIO</text:p>
          </table:table-cell>
          <table:table-cell table:style-name="Tabla3.B2" office:value-type="string">
            <text:p text:style-name="P25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19">DESTINO DEL SUBSIDIO</text:p>
          </table:table-cell>
          <table:table-cell table:style-name="Tabla3.B2" office:value-type="string">
            <text:p text:style-name="P25"><text:span text:style-name="T9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19">FECHA DEL CARGO</text:p>
          </table:table-cell>
          <table:table-cell table:style-name="Tabla3.B2" office:value-type="string">
            <text:p text:style-name="P73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19">FECHA VENCIMIENTO RENDICIÓN </text:p>
          </table:table-cell>
          <table:table-cell table:style-name="Tabla3.B2" office:value-type="string">
            <text:p text:style-name="P73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19">IMPORTE</text:p>
          </table:table-cell>
          <table:table-cell table:style-name="Tabla3.B2" office:value-type="string">
            <text:p text:style-name="P90"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98"/>
      <text:p text:style-name="P99"/>
      <text:p text:style-name="P99"/>
      <text:p text:style-name="P94"><text:placeholder text:placeholder-type="text">&lt;/if&gt;</text:placeholder></text:p>
      <text:p text:style-name="P120"><text:placeholder text:placeholder-type="text">&lt;if test="o.type_id.code == '4'"&gt;</text:placeholder></text:p>
      <text:p text:style-name="P49"><text:span text:style-name="T11">ROSARIO, <text:s/></text:span><text:span text:style-name="T4"><text:placeholder text:placeholder-type="text">&lt;formatLang(o.date, date=True)&gt;</text:placeholder></text:span></text:p>
      <text:p text:style-name="P6"/>
      <text:p text:style-name="P6"/>
      <text:p text:style-name="P11">Sr/Sra/Sres</text:p>
      <text:p text:style-name="P126"><text:placeholder text:placeholder-type="text">&lt;o.subsidy_id.partner_id.name&gt;</text:placeholder></text:p>
      <text:p text:style-name="P126"><text:placeholder text:placeholder-type="text">&lt;o.subsidy_id.partner_id.street&gt;</text:placeholder></text:p>
      <text:p text:style-name="P6">(2000) Rosario</text:p>
      <text:p text:style-name="P83">Santa Fe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3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1">EXPEDIENTE PARLAMENTARIO N° / RESOLUCIÓN OTORGANTE</text:p>
          </table:table-cell>
          <table:table-cell table:style-name="Tabla7.B1" office:value-type="string">
            <text:p text:style-name="P69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1">EXPEDIENTE ADMINISTRATIVO N°</text:p>
          </table:table-cell>
          <table:table-cell table:style-name="Tabla7.B2" office:value-type="string">
            <text:p text:style-name="P112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1">BENEFICIARIO</text:p>
          </table:table-cell>
          <table:table-cell table:style-name="Tabla7.B2" office:value-type="string">
            <text:p text:style-name="P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1">DESTINO DEL SUBSIDIO</text:p>
          </table:table-cell>
          <table:table-cell table:style-name="Tabla7.B2" office:value-type="string">
            <text:p text:style-name="P27"><text:span text:style-name="T9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1">FECHA DEL CARGO</text:p>
          </table:table-cell>
          <table:table-cell table:style-name="Tabla7.B2" office:value-type="string">
            <text:p text:style-name="P75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1">FECHA VENCIMIENTO RENDICIÓN </text:p>
          </table:table-cell>
          <table:table-cell table:style-name="Tabla7.B2" office:value-type="string">
            <text:p text:style-name="P75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1">IMPORTE</text:p>
          </table:table-cell>
          <table:table-cell table:style-name="Tabla7.B2" office:value-type="string">
            <text:p text:style-name="P92"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100"/>
      <text:p text:style-name="P6"/>
      <text:p text:style-name="P96"><text:placeholder text:placeholder-type="text">&lt;/if&gt;</text:placeholder></text:p>
      <text:p text:style-name="P121"><text:placeholder text:placeholder-type="text">&lt;if test="o.type_id.code == '5'"&gt;</text:placeholder></text:p>
      <text:p text:style-name="P48"><text:span text:style-name="T11">ROSARIO, <text:s/></text:span><text:span text:style-name="T4"><text:placeholder text:placeholder-type="text">&lt;formatLang(o.date, date=True)&gt;</text:placeholder></text:span></text:p>
      <text:p text:style-name="P5"/>
      <text:p text:style-name="P129">Sr/Sra/Sres</text:p>
      <text:p text:style-name="P127"><text:placeholder text:placeholder-type="text">&lt;o.subsidy_id.partner_id.name&gt;</text:placeholder></text:p>
      <text:p text:style-name="P127"><text:placeholder text:placeholder-type="text">&lt;o.subsidy_id.partner_id.street&gt;</text:placeholder></text:p>
      <text:p text:style-name="P5">(2000) Rosario</text:p>
      <text:p text:style-name="P82">Santa Fe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39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1">EXPEDIENTE PARLAMENTARIO N° / RESOLUCIÓN OTORGANTE</text:p>
          </table:table-cell>
          <table:table-cell table:style-name="Tabla6.B1" office:value-type="string">
            <text:p text:style-name="P69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1">EXPEDIENTE ADMINISTRATIVO N°</text:p>
          </table:table-cell>
          <table:table-cell table:style-name="Tabla6.B2" office:value-type="string">
            <text:p text:style-name="P112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1">BENEFICIARIO</text:p>
          </table:table-cell>
          <table:table-cell table:style-name="Tabla6.B2" office:value-type="string">
            <text:p text:style-name="P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1">DESTINO DEL SUBSIDIO</text:p>
          </table:table-cell>
          <table:table-cell table:style-name="Tabla6.B2" office:value-type="string">
            <text:p text:style-name="P27"><text:span text:style-name="T9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1">FECHA DEL CARGO</text:p>
          </table:table-cell>
          <table:table-cell table:style-name="Tabla6.B2" office:value-type="string">
            <text:p text:style-name="P75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1">FECHA VENCIMIENTO RENDICIÓN </text:p>
          </table:table-cell>
          <table:table-cell table:style-name="Tabla6.B2" office:value-type="string">
            <text:p text:style-name="P75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1">IMPORTE</text:p>
          </table:table-cell>
          <table:table-cell table:style-name="Tabla6.B2" office:value-type="string">
            <text:p text:style-name="P92"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100"/>
      <text:p text:style-name="P5"/>
      <text:p text:style-name="P5">Por medio de la presente le recordamos que el aludido subsidio debió ser rendido con los respectivos comprobantes que justifican el gasto en la fecha indicada.</text:p>
      <text:p text:style-name="P58"><text:span text:style-name="T11">Por lo expuesto, al no contar esta Contaduría general con dicho cumplimiento le solicito tener a bien </text:span><text:span text:style-name="T12">regularizar dentro de los 5 (cinco) días hábiles</text:span><text:span text:style-name="T11"> de recibida la presente la situación planteada.</text:span></text:p>
      <text:p text:style-name="P5">Sin otro motivo en particular y agradeciendo la atención dispensada lo saluda atentamente. </text:p>
      <text:p text:style-name="P95"><text:placeholder text:placeholder-type="text">&lt;/if&gt;</text:placeholder></text:p>
      <text:p text:style-name="P122"><text:placeholder text:placeholder-type="text">&lt;if test="o.type_id.code == '6'"&gt;</text:placeholder></text:p>
      <text:p text:style-name="P50"><text:span text:style-name="T11">ROSARIO, <text:s/></text:span><text:span text:style-name="T4"><text:placeholder text:placeholder-type="text">&lt;formatLang(o.date, date=True)&gt;</text:placeholder></text:span></text:p>
      <text:p text:style-name="P7"/>
      <text:p text:style-name="P7"/>
      <text:p text:style-name="P12">Sr/Sra/Sres</text:p>
      <text:p text:style-name="P128"><text:placeholder text:placeholder-type="text">&lt;o.subsidy_id.partner_id.name&gt;</text:placeholder></text:p>
      <text:p text:style-name="P128"><text:placeholder text:placeholder-type="text">&lt;o.subsidy_id.partner_id.street&gt;</text:placeholder></text:p>
      <text:p text:style-name="P7">(2000) Rosario</text:p>
      <text:p text:style-name="P84">Santa Fe</text:p>
      <text:p text:style-name="P7">De mi mayor consideración:</text:p>
      <text:p text:style-name="P7">Tengo el agrado de dirigirme a Ud. con relación al subsidio que le ha otorgado el Concejo Municipal de Rosario conforme al siguiente detalle:</text:p>
      <text:p text:style-name="P40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">EXPEDIENTE PARLAMENTARIO N° / RESOLUCIÓN OTORGANTE</text:p>
          </table:table-cell>
          <table:table-cell table:style-name="Tabla8.B1" office:value-type="string">
            <text:p text:style-name="P70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2">EXPEDIENTE ADMINISTRATIVO N°</text:p>
          </table:table-cell>
          <table:table-cell table:style-name="Tabla8.B2" office:value-type="string">
            <text:p text:style-name="P113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2">BENEFICIARIO</text:p>
          </table:table-cell>
          <table:table-cell table:style-name="Tabla8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2">DESTINO DEL SUBSIDIO</text:p>
          </table:table-cell>
          <table:table-cell table:style-name="Tabla8.B2" office:value-type="string">
            <text:p text:style-name="P28"><text:span text:style-name="T9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2">FECHA DEL CARGO</text:p>
          </table:table-cell>
          <table:table-cell table:style-name="Tabla8.B2" office:value-type="string">
            <text:p text:style-name="P76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2">FECHA VENCIMIENTO RENDICIÓN </text:p>
          </table:table-cell>
          <table:table-cell table:style-name="Tabla8.B2" office:value-type="string">
            <text:p text:style-name="P76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2">IMPORTE</text:p>
          </table:table-cell>
          <table:table-cell table:style-name="Tabla8.B2" office:value-type="string">
            <text:p text:style-name="P93"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101"/>
      <text:p text:style-name="P7"/>
      <text:p text:style-name="P7">Por medio de la presente le recordamos que el aludido subsidio debió ser rendido con los respectivos comprobantes que justifican el gasto en la fecha indicada.</text:p>
      <text:p text:style-name="P59"><text:span text:style-name="T11">Por lo expuesto, al no contar esta Contaduría general con dicho cumplimiento le solicito tener a bien </text:span><text:span text:style-name="T13">proceder a regularizar la situación planteada asumiendo la presente carácter de último aviso</text:span><text:span text:style-name="T11">.</text:span></text:p>
      <text:p text:style-name="P7">Sin otro motivo en particular y agradeciendo la atención dispensada lo saluda atentamente. </text:p>
      <text:p text:style-name="P97"><text:placeholder text:placeholder-type="text">&lt;/if&gt;</text:placeholder></text:p>
      <text:p text:style-name="P104"><text:span text:style-name="T8"><text:placeholder text:placeholder-type="text">&lt;if test="o.type_id.code == '7'"&gt;</text:placeholder></text:span><text:span text:style-name="T8"> </text:span></text:p>
      <text:p text:style-name="P47"><text:span text:style-name="T11">Rosario, <text:s text:c="2"/></text:span><text:span text:style-name="T4"><text:placeholder text:placeholder-type="text">&lt;formatLang(o.date, date=True)&gt;</text:placeholder></text:span><text:span text:style-name="T11">.-</text:span></text:p>
      <text:p text:style-name="P2">Sra.</text:p>
      <text:p text:style-name="P2">Presidenta del </text:p>
      <text:p text:style-name="P2">Concejo Municipal de Rosario</text:p>
      <text:p text:style-name="P2">Conc. Daniela León</text:p>
      <text:p text:style-name="P85">Presente</text:p>
      <text:p text:style-name="P13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40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2">EXPEDIENTE PARLAMENTARIO N° / RESOLUCIÓN OTORGANTE</text:p>
          </table:table-cell>
          <table:table-cell table:style-name="Tabla9.B1" office:value-type="string">
            <text:p text:style-name="P70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2">EXPEDIENTE ADMINISTRATIVO N°</text:p>
          </table:table-cell>
          <table:table-cell table:style-name="Tabla9.B2" office:value-type="string">
            <text:p text:style-name="P113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2">BENEFICIARIO</text:p>
          </table:table-cell>
          <table:table-cell table:style-name="Tabla9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2">DESTINO DEL SUBSIDIO</text:p>
          </table:table-cell>
          <table:table-cell table:style-name="Tabla9.B2" office:value-type="string">
            <text:p text:style-name="P28"><text:span text:style-name="T9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2">FECHA DEL CARGO</text:p>
          </table:table-cell>
          <table:table-cell table:style-name="Tabla9.B2" office:value-type="string">
            <text:p text:style-name="P76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2">FECHA VENCIMIENTO RENDICIÓN </text:p>
          </table:table-cell>
          <table:table-cell table:style-name="Tabla9.B2" office:value-type="string">
            <text:p text:style-name="P76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2">IMPORTE</text:p>
          </table:table-cell>
          <table:table-cell table:style-name="Tabla9.B2" office:value-type="string">
            <text:p text:style-name="P93"><text:placeholder text:placeholder-type="text">&lt;formatLang(o.subsidy_id.amount)&gt;</text:placeholder> <text:span text:style-name="T14">(Pesos </text:span><text:placeholder text:placeholder-type="text">&lt;number_to_string(o.subsidy_id.amount)&gt;</text:placeholder><text:span text:style-name="T14">)</text:span></text:p>
          </table:table-cell>
        </table:table-row>
      </table:table>
      <text:p text:style-name="P101"/>
      <text:p text:style-name="P52"><text:span text:style-name="T11">Al respecto presento rendición documentada adjuntando los comprobantes respectivos</text:span><text:span text:style-name="T4">.</text:span></text:p>
      <text:p text:style-name="P30">Sin otro motivo en particular lo saluda atentamente.</text:p>
      <text:p text:style-name="P14"/>
      <text:p text:style-name="P78"><text:placeholder text:placeholder-type="text">&lt;/if&gt;</text:placeholder></text:p>
      <text:p text:style-name="P118"/>
      <text:p text:style-name="P118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27T11:13:12.842144253</dc:date>
    <meta:editing-duration>P2DT5H29M52S</meta:editing-duration>
    <meta:editing-cycles>121</meta:editing-cycles>
    <meta:generator>LibreOffice/5.1.4.2$Linux_X86_64 LibreOffice_project/10m0$Build-2</meta:generator>
    <dc:title>ir.actions.report.xml</dc:title>
    <meta:document-statistic meta:table-count="9" meta:image-count="0" meta:object-count="0" meta:page-count="11" meta:paragraph-count="245" meta:word-count="1218" meta:character-count="12169" meta:non-whitespace-character-count="1111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